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5.398cm"/>
    </style:style>
    <style:style style:name="Table1.C" style:family="table-column">
      <style:table-column-properties style:column-width="7.197cm"/>
    </style:style>
    <style:style style:name="Table1.D" style:family="table-column">
      <style:table-column-properties style:column-width="2.6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5.398cm"/>
    </style:style>
    <style:style style:name="Table2.C" style:family="table-column">
      <style:table-column-properties style:column-width="7.197cm"/>
    </style:style>
    <style:style style:name="Table2.D" style:family="table-column">
      <style:table-column-properties style:column-width="2.6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5.398cm"/>
    </style:style>
    <style:style style:name="Table3.C" style:family="table-column">
      <style:table-column-properties style:column-width="7.197cm"/>
    </style:style>
    <style:style style:name="Table3.D" style:family="table-column">
      <style:table-column-properties style:column-width="2.61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799cm"/>
    </style:style>
    <style:style style:name="Table4.B" style:family="table-column">
      <style:table-column-properties style:column-width="5.398cm"/>
    </style:style>
    <style:style style:name="Table4.C" style:family="table-column">
      <style:table-column-properties style:column-width="7.197cm"/>
    </style:style>
    <style:style style:name="Table4.D" style:family="table-column">
      <style:table-column-properties style:column-width="2.61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5a4fc" officeooo:paragraph-rsid="0015a4fc" style:font-weight-asian="bold" style:font-weight-complex="bold"/>
    </style:style>
    <style:style style:name="P2" style:family="paragraph" style:parent-style-name="Table_20_Contents">
      <style:text-properties officeooo:rsid="001486bf" officeooo:paragraph-rsid="001486bf"/>
    </style:style>
    <style:style style:name="P3" style:family="paragraph" style:parent-style-name="Table_20_Contents">
      <style:text-properties officeooo:rsid="001c8649" officeooo:paragraph-rsid="001c8649"/>
    </style:style>
    <style:style style:name="P4" style:family="paragraph" style:parent-style-name="Table_20_Contents">
      <style:text-properties officeooo:rsid="001c8649" officeooo:paragraph-rsid="001da11e"/>
    </style:style>
    <style:style style:name="P5" style:family="paragraph" style:parent-style-name="Table_20_Contents">
      <style:text-properties officeooo:rsid="001c8649" officeooo:paragraph-rsid="006d8f91"/>
    </style:style>
    <style:style style:name="P6" style:family="paragraph" style:parent-style-name="Table_20_Contents">
      <style:text-properties officeooo:rsid="001c8649" officeooo:paragraph-rsid="006fe3fa"/>
    </style:style>
    <style:style style:name="P7" style:family="paragraph" style:parent-style-name="Table_20_Contents">
      <style:text-properties officeooo:rsid="001c8649" officeooo:paragraph-rsid="007d1ffd"/>
    </style:style>
    <style:style style:name="P8" style:family="paragraph" style:parent-style-name="Table_20_Contents">
      <style:text-properties officeooo:rsid="001c8649" officeooo:paragraph-rsid="00871b21"/>
    </style:style>
    <style:style style:name="P9" style:family="paragraph" style:parent-style-name="Table_20_Contents">
      <style:text-properties officeooo:rsid="001c8649" officeooo:paragraph-rsid="008ab015"/>
    </style:style>
    <style:style style:name="P10" style:family="paragraph" style:parent-style-name="Table_20_Contents">
      <style:text-properties officeooo:rsid="001c8649" officeooo:paragraph-rsid="008ba12a"/>
    </style:style>
    <style:style style:name="P11" style:family="paragraph" style:parent-style-name="Table_20_Contents">
      <style:text-properties officeooo:rsid="001c8649" officeooo:paragraph-rsid="008e07de"/>
    </style:style>
    <style:style style:name="P12" style:family="paragraph" style:parent-style-name="Table_20_Contents">
      <style:text-properties officeooo:rsid="001c8649" officeooo:paragraph-rsid="00920e6a"/>
    </style:style>
    <style:style style:name="P13" style:family="paragraph" style:parent-style-name="Table_20_Contents">
      <style:text-properties officeooo:rsid="001da11e" officeooo:paragraph-rsid="001da11e"/>
    </style:style>
    <style:style style:name="P14" style:family="paragraph" style:parent-style-name="Table_20_Contents">
      <style:text-properties officeooo:rsid="00261c82" officeooo:paragraph-rsid="00261c82"/>
    </style:style>
    <style:style style:name="P15" style:family="paragraph" style:parent-style-name="Table_20_Contents">
      <style:text-properties officeooo:rsid="002a034b" officeooo:paragraph-rsid="002a034b"/>
    </style:style>
    <style:style style:name="P16" style:family="paragraph" style:parent-style-name="Table_20_Contents">
      <style:text-properties officeooo:rsid="002a034b" officeooo:paragraph-rsid="002e6fb5"/>
    </style:style>
    <style:style style:name="P17" style:family="paragraph" style:parent-style-name="Table_20_Contents">
      <style:text-properties officeooo:rsid="002a034b" officeooo:paragraph-rsid="0032e67b"/>
    </style:style>
    <style:style style:name="P18" style:family="paragraph" style:parent-style-name="Table_20_Contents">
      <style:text-properties officeooo:rsid="002a034b" officeooo:paragraph-rsid="0045c5ee"/>
    </style:style>
    <style:style style:name="P19" style:family="paragraph" style:parent-style-name="Table_20_Contents">
      <style:text-properties officeooo:rsid="002a034b" officeooo:paragraph-rsid="006fe3fa"/>
    </style:style>
    <style:style style:name="P20" style:family="paragraph" style:parent-style-name="Table_20_Contents">
      <style:text-properties officeooo:rsid="002a034b" officeooo:paragraph-rsid="00706e85"/>
    </style:style>
    <style:style style:name="P21" style:family="paragraph" style:parent-style-name="Table_20_Contents">
      <style:text-properties officeooo:rsid="002a034b" officeooo:paragraph-rsid="00819c1a"/>
    </style:style>
    <style:style style:name="P22" style:family="paragraph" style:parent-style-name="Table_20_Contents">
      <style:text-properties officeooo:rsid="002a034b" officeooo:paragraph-rsid="008ab015"/>
    </style:style>
    <style:style style:name="P23" style:family="paragraph" style:parent-style-name="Table_20_Contents">
      <style:text-properties officeooo:rsid="0032e67b" officeooo:paragraph-rsid="0032e67b"/>
    </style:style>
    <style:style style:name="P24" style:family="paragraph" style:parent-style-name="Table_20_Contents">
      <style:text-properties officeooo:rsid="0032e67b" officeooo:paragraph-rsid="00496e3e"/>
    </style:style>
    <style:style style:name="P25" style:family="paragraph" style:parent-style-name="Table_20_Contents">
      <style:text-properties officeooo:rsid="0032e67b" officeooo:paragraph-rsid="00516031"/>
    </style:style>
    <style:style style:name="P26" style:family="paragraph" style:parent-style-name="Table_20_Contents">
      <style:text-properties officeooo:rsid="0032e67b" officeooo:paragraph-rsid="006fe3fa"/>
    </style:style>
    <style:style style:name="P27" style:family="paragraph" style:parent-style-name="Table_20_Contents">
      <style:text-properties officeooo:rsid="0032e67b" officeooo:paragraph-rsid="00706e85"/>
    </style:style>
    <style:style style:name="P28" style:family="paragraph" style:parent-style-name="Table_20_Contents">
      <style:text-properties officeooo:rsid="0032e67b" officeooo:paragraph-rsid="00819c1a"/>
    </style:style>
    <style:style style:name="P29" style:family="paragraph" style:parent-style-name="Table_20_Contents">
      <style:text-properties officeooo:rsid="0032e67b" officeooo:paragraph-rsid="008ab015"/>
    </style:style>
    <style:style style:name="P30" style:family="paragraph" style:parent-style-name="Table_20_Contents">
      <style:text-properties officeooo:rsid="00402206" officeooo:paragraph-rsid="00402206"/>
    </style:style>
    <style:style style:name="P31" style:family="paragraph" style:parent-style-name="Table_20_Contents">
      <style:text-properties officeooo:rsid="00496e3e" officeooo:paragraph-rsid="00496e3e"/>
    </style:style>
    <style:style style:name="P32" style:family="paragraph" style:parent-style-name="Table_20_Contents">
      <style:text-properties officeooo:rsid="005b193c" officeooo:paragraph-rsid="005b193c"/>
    </style:style>
    <style:style style:name="P33" style:family="paragraph" style:parent-style-name="Table_20_Contents">
      <style:text-properties officeooo:rsid="005b193c" officeooo:paragraph-rsid="0061e1f8"/>
    </style:style>
    <style:style style:name="P34" style:family="paragraph" style:parent-style-name="Table_20_Contents">
      <style:text-properties officeooo:rsid="005b193c" officeooo:paragraph-rsid="006d8f91"/>
    </style:style>
    <style:style style:name="P35" style:family="paragraph" style:parent-style-name="Table_20_Contents">
      <style:text-properties officeooo:rsid="005d927b" officeooo:paragraph-rsid="005d927b"/>
    </style:style>
    <style:style style:name="P36" style:family="paragraph" style:parent-style-name="Table_20_Contents">
      <style:text-properties officeooo:rsid="005d927b" officeooo:paragraph-rsid="0069e3d5"/>
    </style:style>
    <style:style style:name="P37" style:family="paragraph" style:parent-style-name="Table_20_Contents">
      <style:text-properties officeooo:rsid="005d927b" officeooo:paragraph-rsid="006d8f91"/>
    </style:style>
    <style:style style:name="P38" style:family="paragraph" style:parent-style-name="Table_20_Contents">
      <style:text-properties officeooo:rsid="0064c980" officeooo:paragraph-rsid="0064c980"/>
    </style:style>
    <style:style style:name="P39" style:family="paragraph" style:parent-style-name="Table_20_Contents">
      <style:text-properties officeooo:rsid="0069c83e" officeooo:paragraph-rsid="0069c83e"/>
    </style:style>
    <style:style style:name="P40" style:family="paragraph" style:parent-style-name="Table_20_Contents">
      <style:text-properties officeooo:rsid="006d8f91" officeooo:paragraph-rsid="006d8f91"/>
    </style:style>
    <style:style style:name="P41" style:family="paragraph" style:parent-style-name="Table_20_Contents">
      <style:text-properties officeooo:rsid="006fe3fa" officeooo:paragraph-rsid="006fe3fa"/>
    </style:style>
    <style:style style:name="P42" style:family="paragraph" style:parent-style-name="Table_20_Contents">
      <style:text-properties fo:font-weight="normal" officeooo:rsid="001c8649" officeooo:paragraph-rsid="006fe3fa" style:font-weight-asian="normal" style:font-weight-complex="normal"/>
    </style:style>
    <style:style style:name="P43" style:family="paragraph" style:parent-style-name="Table_20_Contents">
      <style:text-properties fo:font-weight="normal" officeooo:rsid="001c8649" officeooo:paragraph-rsid="00871b21" style:font-weight-asian="normal" style:font-weight-complex="normal"/>
    </style:style>
    <style:style style:name="P44" style:family="paragraph" style:parent-style-name="Table_20_Contents">
      <style:text-properties fo:font-weight="normal" officeooo:rsid="001c8649" officeooo:paragraph-rsid="008ab015" style:font-weight-asian="normal" style:font-weight-complex="normal"/>
    </style:style>
    <style:style style:name="P45" style:family="paragraph" style:parent-style-name="Table_20_Contents">
      <style:text-properties fo:font-weight="normal" officeooo:rsid="001c8649" officeooo:paragraph-rsid="008ba12a" style:font-weight-asian="normal" style:font-weight-complex="normal"/>
    </style:style>
    <style:style style:name="P46" style:family="paragraph" style:parent-style-name="Table_20_Contents">
      <style:text-properties fo:font-weight="normal" officeooo:rsid="001c8649" officeooo:paragraph-rsid="008e07de" style:font-weight-asian="normal" style:font-weight-complex="normal"/>
    </style:style>
    <style:style style:name="P47" style:family="paragraph" style:parent-style-name="Table_20_Contents">
      <style:text-properties fo:font-weight="normal" officeooo:rsid="001c8649" officeooo:paragraph-rsid="00920e6a" style:font-weight-asian="normal" style:font-weight-complex="normal"/>
    </style:style>
    <style:style style:name="P48" style:family="paragraph" style:parent-style-name="Table_20_Contents">
      <style:text-properties officeooo:rsid="0071337f" officeooo:paragraph-rsid="0071337f"/>
    </style:style>
    <style:style style:name="P49" style:family="paragraph" style:parent-style-name="Table_20_Contents">
      <style:text-properties officeooo:rsid="0077fec8" officeooo:paragraph-rsid="0077fec8"/>
    </style:style>
    <style:style style:name="P50" style:family="paragraph" style:parent-style-name="Table_20_Contents">
      <style:text-properties officeooo:rsid="00871b21" officeooo:paragraph-rsid="00871b21"/>
    </style:style>
    <style:style style:name="P51" style:family="paragraph" style:parent-style-name="Table_20_Contents">
      <style:text-properties officeooo:rsid="008ab015" officeooo:paragraph-rsid="008ab015"/>
    </style:style>
    <style:style style:name="P52" style:family="paragraph" style:parent-style-name="Table_20_Contents">
      <style:text-properties officeooo:rsid="008ba12a" officeooo:paragraph-rsid="008ba12a"/>
    </style:style>
    <style:style style:name="P53" style:family="paragraph" style:parent-style-name="Table_20_Contents">
      <style:text-properties officeooo:rsid="008ba12a" officeooo:paragraph-rsid="008e07de"/>
    </style:style>
    <style:style style:name="P54" style:family="paragraph" style:parent-style-name="Table_20_Contents">
      <style:text-properties officeooo:rsid="008ba12a" officeooo:paragraph-rsid="0095e381"/>
    </style:style>
    <style:style style:name="P55" style:family="paragraph" style:parent-style-name="Table_20_Contents">
      <style:text-properties officeooo:rsid="008e07de" officeooo:paragraph-rsid="008e07de"/>
    </style:style>
    <style:style style:name="P56" style:family="paragraph" style:parent-style-name="Table_20_Contents">
      <style:text-properties officeooo:rsid="008e07de" officeooo:paragraph-rsid="0095e381"/>
    </style:style>
    <style:style style:name="P57" style:family="paragraph" style:parent-style-name="Table_20_Contents">
      <style:text-properties officeooo:rsid="008ef91a" officeooo:paragraph-rsid="008ef91a"/>
    </style:style>
    <style:style style:name="P58" style:family="paragraph" style:parent-style-name="Table_20_Contents">
      <style:text-properties officeooo:rsid="009067e0" officeooo:paragraph-rsid="009067e0"/>
    </style:style>
    <style:style style:name="P59" style:family="paragraph" style:parent-style-name="Table_20_Contents">
      <style:text-properties officeooo:rsid="00920e6a" officeooo:paragraph-rsid="00920e6a"/>
    </style:style>
    <style:style style:name="P60" style:family="paragraph" style:parent-style-name="Table_20_Contents">
      <style:text-properties officeooo:rsid="009c73d7" officeooo:paragraph-rsid="009c73d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d216" style:font-weight-asian="normal" style:font-weight-complex="normal"/>
    </style:style>
    <style:style style:name="T3" style:family="text">
      <style:text-properties fo:font-weight="normal" officeooo:rsid="002a034b" style:font-weight-asian="normal" style:font-weight-complex="normal"/>
    </style:style>
    <style:style style:name="T4" style:family="text">
      <style:text-properties fo:font-weight="normal" officeooo:rsid="008e07de" style:font-weight-asian="normal" style:font-weight-complex="normal"/>
    </style:style>
    <style:style style:name="T5" style:family="text">
      <style:text-properties officeooo:rsid="0021066c"/>
    </style:style>
    <style:style style:name="T6" style:family="text">
      <style:text-properties officeooo:rsid="002a034b"/>
    </style:style>
    <style:style style:name="T7" style:family="text">
      <style:text-properties officeooo:rsid="002e6fb5"/>
    </style:style>
    <style:style style:name="T8" style:family="text">
      <style:text-properties officeooo:rsid="0032e67b"/>
    </style:style>
    <style:style style:name="T9" style:family="text">
      <style:text-properties officeooo:rsid="003841e6"/>
    </style:style>
    <style:style style:name="T10" style:family="text">
      <style:text-properties officeooo:rsid="00402206"/>
    </style:style>
    <style:style style:name="T11" style:family="text">
      <style:text-properties officeooo:rsid="005b66f6"/>
    </style:style>
    <style:style style:name="T12" style:family="text">
      <style:text-properties officeooo:rsid="0069e3d5"/>
    </style:style>
    <style:style style:name="T13" style:family="text">
      <style:text-properties officeooo:rsid="006fe3fa"/>
    </style:style>
    <style:style style:name="T14" style:family="text">
      <style:text-properties officeooo:rsid="00706e85"/>
    </style:style>
    <style:style style:name="T15" style:family="text">
      <style:text-properties officeooo:rsid="0071337f"/>
    </style:style>
    <style:style style:name="T16" style:family="text">
      <style:text-properties officeooo:rsid="0075faaf"/>
    </style:style>
    <style:style style:name="T17" style:family="text">
      <style:text-properties officeooo:rsid="00819c1a"/>
    </style:style>
    <style:style style:name="T18" style:family="text">
      <style:text-properties officeooo:rsid="008e07de"/>
    </style:style>
    <style:style style:name="T19" style:family="text">
      <style:text-properties officeooo:rsid="008ef9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Module Name : <text:span text:style-name="T1">User SignUp </text:span><text:span text:style-name="T2">Proces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Iteration</text:p>
          </table:table-cell>
          <table:table-cell table:style-name="Table1.A1" office:value-type="string">
            <text:p text:style-name="P2">Test</text:p>
          </table:table-cell>
          <table:table-cell table:style-name="Table1.A1" office:value-type="string">
            <text:p text:style-name="P2">Function</text:p>
          </table:table-cell>
          <table:table-cell table:style-name="Table1.D1" office:value-type="string">
            <text:p text:style-name="P2">Status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3"><text:span text:style-name="T6">Signup</text:span> stat<text:span text:style-name="T6">us</text:span>;</text:p>
            <text:p text:style-name="P3">stat<text:span text:style-name="T5">us</text:span>.<text:span text:style-name="T7">acceptUserName();</text:span></text:p>
          </table:table-cell>
          <table:table-cell table:style-name="Table1.A2" office:value-type="string">
            <text:p text:style-name="P13">{</text:p>
            <text:p text:style-name="P13"/>
            <text:p text:style-name="P13"/>
            <text:p text:style-name="P13">}</text:p>
          </table:table-cell>
          <table:table-cell table:style-name="Table1.D2" office:value-type="string">
            <text:p text:style-name="P13">Fail</text:p>
            <text:p text:style-name="P13"/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4"><text:span text:style-name="T6">Signup </text:span><text:s/>stat<text:span text:style-name="T6">us</text:span>;</text:p>
            <text:p text:style-name="P4"><text:span text:style-name="T6">status.acceptUserName(“kiran123”);</text:span></text:p>
          </table:table-cell>
          <table:table-cell table:style-name="Table1.A2" office:value-type="string">
            <text:p text:style-name="P16"><text:span text:style-name="T7">a</text:span>ccept<text:span text:style-name="T8">UserName(String username)</text:span></text:p>
            <text:p text:style-name="P16">{</text:p>
            <text:p text:style-name="P23">if(userame.isAlph<text:span text:style-name="T9">abets</text:span>(<text:span text:style-name="T9">username</text:span>))</text:p>
            <text:p text:style-name="P16">}</text:p>
          </table:table-cell>
          <table:table-cell table:style-name="Table1.D2" office:value-type="string">
            <text:p text:style-name="P23">Fail</text:p>
            <text:p text:style-name="P23">(Username should <text:span text:style-name="T9">be alphanumeric</text:span>)</text:p>
            <text:p text:style-name="P15"/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5">Signup status;</text:p>
            <text:p text:style-name="P15">status.accept<text:span text:style-name="T8">UserName</text:span>(“<text:span text:style-name="T9">kiran123”</text:span>)</text:p>
          </table:table-cell>
          <table:table-cell table:style-name="Table1.A2" office:value-type="string">
            <text:p text:style-name="P17"><text:span text:style-name="T7">a</text:span>ccept<text:span text:style-name="T8">UserName(String username)</text:span></text:p>
            <text:p text:style-name="P17">{</text:p>
            <text:p text:style-name="P23">if(userame.isAlphaNumeric(“kiran123” ))</text:p>
            <text:p text:style-name="P17">}</text:p>
          </table:table-cell>
          <table:table-cell table:style-name="Table1.D2" office:value-type="string">
            <text:p text:style-name="P23">Pass</text:p>
            <text:p text:style-name="P23"/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5">Signup status;</text:p>
            <text:p text:style-name="P15">status.accept<text:span text:style-name="T8">Email</text:span>(“<text:span text:style-name="T9">kiran@gmail”</text:span>)</text:p>
          </table:table-cell>
          <table:table-cell table:style-name="Table1.A2" office:value-type="string">
            <text:p text:style-name="P23">acceptEmail(<text:span text:style-name="T10">String email</text:span>)</text:p>
            <text:p text:style-name="P23">{</text:p>
            <text:p text:style-name="P25">if(<text:span text:style-name="T10">email.validatesFormat(“”+@+””+.com)</text:span>)</text:p>
            <text:p text:style-name="P23">}</text:p>
          </table:table-cell>
          <table:table-cell table:style-name="Table1.D2" office:value-type="string">
            <text:p text:style-name="P30">Fail</text:p>
            <text:p text:style-name="P30">(.com unavailable ie.Invalid)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8">Signup status;</text:p>
            <text:p text:style-name="P18">status.accept<text:span text:style-name="T8">Email</text:span>(“<text:span text:style-name="T9">kiran@gmail.com”</text:span>)</text:p>
          </table:table-cell>
          <table:table-cell table:style-name="Table1.A2" office:value-type="string">
            <text:p text:style-name="P24">acceptEmail(<text:span text:style-name="T10">String email</text:span>)</text:p>
            <text:p text:style-name="P24">{</text:p>
            <text:p text:style-name="P24">if(<text:span text:style-name="T10">email.validatesFormat(“”+@+””+.com)</text:span>)</text:p>
            <text:p text:style-name="P24">}</text:p>
          </table:table-cell>
          <table:table-cell table:style-name="Table1.D2" office:value-type="string">
            <text:p text:style-name="P31">Pass</text:p>
            <text:p text:style-name="P31"/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32">Signup status;</text:p>
            <text:p text:style-name="P32">status.<text:span text:style-name="T11">acceptPassword(“123456789”)</text:span></text:p>
          </table:table-cell>
          <table:table-cell table:style-name="Table1.A2" office:value-type="string">
            <text:p text:style-name="P35">acceptPassword(String password)</text:p>
            <text:p text:style-name="P35">{</text:p>
            <text:p text:style-name="P35">isPasswordStrong(password.length()&gt;8)</text:p>
            <text:p text:style-name="P35">}</text:p>
          </table:table-cell>
          <table:table-cell table:style-name="Table1.D2" office:value-type="string">
            <text:p text:style-name="P38">Fail</text:p>
            <text:p text:style-name="P39">(it should not be simple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>7</text:p>
          </table:table-cell>
          <table:table-cell table:style-name="Table2.A1" office:value-type="string">
            <text:p text:style-name="P33">Signup status;</text:p>
            <text:p text:style-name="P33">status.<text:span text:style-name="T11">acceptPassword(“123456789”)</text:span></text:p>
          </table:table-cell>
          <table:table-cell table:style-name="Table2.A1" office:value-type="string">
            <text:p text:style-name="P36">acceptPassword(String password)</text:p>
            <text:p text:style-name="P36">{</text:p>
            <text:p text:style-name="P36">isPasswordStrong(password.length()&gt;8 <text:span text:style-name="T12">AND passwordAtLeastContains(‘@’,’$’,’&amp;’,0-9),’.’</text:span>)</text:p>
            <text:p text:style-name="P36">}</text:p>
          </table:table-cell>
          <table:table-cell table:style-name="Table2.D1" office:value-type="string">
            <text:p text:style-name="P40">Fail</text:p>
            <text:p text:style-name="P40"/>
          </table:table-cell>
        </table:table-row>
        <table:table-row>
          <table:table-cell table:style-name="Table2.A2" office:value-type="string">
            <text:p text:style-name="P14">8</text:p>
          </table:table-cell>
          <table:table-cell table:style-name="Table2.A2" office:value-type="string">
            <text:p text:style-name="P34">Signup status;</text:p>
            <text:p text:style-name="P34">status.<text:span text:style-name="T11">acceptPassword(“kiran123&gt;@$”)</text:span></text:p>
            <text:p text:style-name="P34"/>
            <text:p text:style-name="P34"/>
            <text:p text:style-name="P34"/>
            <text:p text:style-name="P34"/>
            <text:p text:style-name="P34"/>
            <text:p text:style-name="P34"/>
            <text:p text:style-name="P34"/>
          </table:table-cell>
          <table:table-cell table:style-name="Table2.A2" office:value-type="string">
            <text:p text:style-name="P37">acceptPassword(String password)</text:p>
            <text:p text:style-name="P37">{</text:p>
            <text:p text:style-name="P37">isPasswordStrong(password.length()&gt;8 <text:span text:style-name="T12">AND passwordAtLeastContains(‘@’,’$’,’&amp;’,0-9),’.’</text:span>)</text:p>
            <text:p text:style-name="P37">}</text:p>
          </table:table-cell>
          <table:table-cell table:style-name="Table2.D2" office:value-type="string">
            <text:p text:style-name="P40">Pass</text:p>
            <text:p text:style-name="P40"/>
          </table:table-cell>
        </table:table-row>
        <text:soft-page-break/>
        <table:table-row>
          <table:table-cell table:style-name="Table2.A2" office:value-type="string">
            <text:p text:style-name="P14">9</text:p>
          </table:table-cell>
          <table:table-cell table:style-name="Table2.A2" office:value-type="string">
            <text:p text:style-name="P5"><text:span text:style-name="T6">Signup </text:span><text:s/>stat<text:span text:style-name="T6">us</text:span>;</text:p>
            <text:p text:style-name="P5"><text:span text:style-name="T6">status.acceptFirstName(“kiran123”);</text:span></text:p>
          </table:table-cell>
          <table:table-cell table:style-name="Table2.A2" office:value-type="string">
            <text:p text:style-name="P19"><text:span text:style-name="T7">a</text:span>ccept<text:span text:style-name="T13">FirstName(String firstname)</text:span></text:p>
            <text:p text:style-name="P19">{</text:p>
            <text:p text:style-name="P26">if(<text:span text:style-name="T13">firstn</text:span>ame.isAlph<text:span text:style-name="T13">abets</text:span>(<text:span text:style-name="T13">firstname</text:span> ))</text:p>
            <text:p text:style-name="P19">}</text:p>
          </table:table-cell>
          <table:table-cell table:style-name="Table2.D2" office:value-type="string">
            <text:p text:style-name="P41">Fail</text:p>
            <text:p text:style-name="P41"/>
          </table:table-cell>
        </table:table-row>
        <table:table-row>
          <table:table-cell table:style-name="Table2.A2" office:value-type="string">
            <text:p text:style-name="P14">10</text:p>
          </table:table-cell>
          <table:table-cell table:style-name="Table2.A2" office:value-type="string">
            <text:p text:style-name="P6"><text:span text:style-name="T6">Signup </text:span><text:s/>stat<text:span text:style-name="T6">us</text:span>;</text:p>
            <text:p text:style-name="P6"><text:span text:style-name="T6">status.acceptFirstName(“kiran”);</text:span></text:p>
          </table:table-cell>
          <table:table-cell table:style-name="Table2.A2" office:value-type="string">
            <text:p text:style-name="P19"><text:span text:style-name="T7">a</text:span>ccept<text:span text:style-name="T13">FirstName(String firstname)</text:span></text:p>
            <text:p text:style-name="P19">{</text:p>
            <text:p text:style-name="P26">if(<text:span text:style-name="T13">firstn</text:span>ame.isAlph<text:span text:style-name="T13">abets</text:span>(<text:span text:style-name="T13">firstname</text:span> ))</text:p>
            <text:p text:style-name="P19">}</text:p>
          </table:table-cell>
          <table:table-cell table:style-name="Table2.D2" office:value-type="string">
            <text:p text:style-name="P41">Pass</text:p>
            <text:p text:style-name="P41"/>
          </table:table-cell>
        </table:table-row>
        <table:table-row>
          <table:table-cell table:style-name="Table2.A2" office:value-type="string">
            <text:p text:style-name="P14">11</text:p>
          </table:table-cell>
          <table:table-cell table:style-name="Table2.A2" office:value-type="string">
            <text:p text:style-name="P6"><text:span text:style-name="T6">Signup </text:span><text:s/>stat<text:span text:style-name="T6">us</text:span>;</text:p>
            <text:p text:style-name="P42"><text:span text:style-name="T6">status.acceptLastName(“fa”);</text:span></text:p>
          </table:table-cell>
          <table:table-cell table:style-name="Table2.A2" office:value-type="string">
            <text:p text:style-name="P20"><text:span text:style-name="T7">a</text:span>ccept<text:span text:style-name="T14">LastName(String lastname)</text:span></text:p>
            <text:p text:style-name="P20">{</text:p>
            <text:p text:style-name="P27">if(<text:span text:style-name="T15">lastn</text:span>ame.isAlph<text:span text:style-name="T13">abets</text:span>(<text:span text:style-name="T13">firstname</text:span> ) <text:span text:style-name="T16">AND lastname.length&gt;2</text:span>)</text:p>
            <text:p text:style-name="P20">}</text:p>
          </table:table-cell>
          <table:table-cell table:style-name="Table2.D2" office:value-type="string">
            <text:p text:style-name="P48">Fail</text:p>
            <text:p text:style-name="P48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9">12</text:p>
          </table:table-cell>
          <table:table-cell table:style-name="Table3.A1" office:value-type="string">
            <text:p text:style-name="P7"><text:span text:style-name="T6">Signup </text:span><text:s/>stat<text:span text:style-name="T6">us</text:span>;</text:p>
            <text:p text:style-name="P7"><text:span text:style-name="T6">status.acceptFirstName(“ki”);</text:span></text:p>
          </table:table-cell>
          <table:table-cell table:style-name="Table3.A1" office:value-type="string">
            <text:p text:style-name="P21"><text:span text:style-name="T7">a</text:span>ccept<text:span text:style-name="T13">FirstName(String firstname)</text:span></text:p>
            <text:p text:style-name="P21">{</text:p>
            <text:p text:style-name="P28">if(<text:span text:style-name="T13">firstn</text:span>ame.isAlph<text:span text:style-name="T13">abets</text:span>(<text:span text:style-name="T13">firstname</text:span> )<text:span text:style-name="T17">AND firstname.length&gt;2</text:span>)</text:p>
            <text:p text:style-name="P21">}</text:p>
          </table:table-cell>
          <table:table-cell table:style-name="Table3.D1" office:value-type="string">
            <text:p text:style-name="P50">Fail</text:p>
            <text:p text:style-name="P50"/>
          </table:table-cell>
        </table:table-row>
        <table:table-row>
          <table:table-cell table:style-name="Table3.A2" office:value-type="string">
            <text:p text:style-name="P49">13</text:p>
          </table:table-cell>
          <table:table-cell table:style-name="Table3.A2" office:value-type="string">
            <text:p text:style-name="P8"><text:span text:style-name="T6">Signup </text:span><text:s/>stat<text:span text:style-name="T6">us</text:span>;</text:p>
            <text:p text:style-name="P43"><text:span text:style-name="T6">status.acceptLastName(“fartale@#$”);</text:span></text:p>
          </table:table-cell>
          <table:table-cell table:style-name="Table3.A2" office:value-type="string">
            <text:p text:style-name="P22"><text:span text:style-name="T7">a</text:span>ccept<text:span text:style-name="T13">FirstName(String firstname)</text:span></text:p>
            <text:p text:style-name="P22">{</text:p>
            <text:p text:style-name="P29">if(<text:span text:style-name="T13">firstn</text:span>ame.isAlph<text:span text:style-name="T13">abets</text:span>(<text:span text:style-name="T13">firstname</text:span> )<text:span text:style-name="T17">AND firstname.length&gt;2</text:span>)</text:p>
            <text:p text:style-name="P22">}</text:p>
          </table:table-cell>
          <table:table-cell table:style-name="Table3.D2" office:value-type="string">
            <text:p text:style-name="P51">Fail</text:p>
            <text:p text:style-name="P51"/>
          </table:table-cell>
        </table:table-row>
        <table:table-row>
          <table:table-cell table:style-name="Table3.A2" office:value-type="string">
            <text:p text:style-name="P49">14</text:p>
          </table:table-cell>
          <table:table-cell table:style-name="Table3.A2" office:value-type="string">
            <text:p text:style-name="P9"><text:span text:style-name="T6">Signup </text:span><text:s/>stat<text:span text:style-name="T6">us</text:span>;</text:p>
            <text:p text:style-name="P44"><text:span text:style-name="T6">status.signUp();</text:span></text:p>
          </table:table-cell>
          <table:table-cell table:style-name="Table3.A2" office:value-type="string">
            <text:p text:style-name="P52">{</text:p>
            <text:p text:style-name="P52"/>
            <text:p text:style-name="P52">}</text:p>
          </table:table-cell>
          <table:table-cell table:style-name="Table3.D2" office:value-type="string">
            <text:p text:style-name="P52">Fail</text:p>
            <text:p text:style-name="P52"/>
          </table:table-cell>
        </table:table-row>
        <table:table-row>
          <table:table-cell table:style-name="Table3.A2" office:value-type="string">
            <text:p text:style-name="P49">15</text:p>
          </table:table-cell>
          <table:table-cell table:style-name="Table3.A2" office:value-type="string">
            <text:p text:style-name="P10"><text:span text:style-name="T6">Signup </text:span><text:s/>stat<text:span text:style-name="T6">us</text:span>;</text:p>
            <text:p text:style-name="P45"><text:span text:style-name="T6">status.signUp(username,email,password,firstname,lastname);</text:span></text:p>
          </table:table-cell>
          <table:table-cell table:style-name="Table3.A2" office:value-type="string">
            <text:p text:style-name="P52">SignUp()</text:p>
            <text:p text:style-name="P55">{</text:p>
            <text:p text:style-name="P55"/>
            <text:p text:style-name="P55">}</text:p>
          </table:table-cell>
          <table:table-cell table:style-name="Table3.D2" office:value-type="string">
            <text:p text:style-name="P55">Fail</text:p>
            <text:p text:style-name="P55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57">16</text:p>
          </table:table-cell>
          <table:table-cell table:style-name="Table4.A1" office:value-type="string">
            <text:p text:style-name="P11"><text:span text:style-name="T6">Signup </text:span><text:s/>stat<text:span text:style-name="T6">us</text:span>;</text:p>
            <text:p text:style-name="P46"><text:span text:style-name="T6">status.signUp(username,email,password,firstname,lastname);</text:span></text:p>
          </table:table-cell>
          <table:table-cell table:style-name="Table4.A1" office:value-type="string">
            <text:p text:style-name="P53">SignUp(<text:span text:style-name="T18">string </text:span><text:span text:style-name="T3">username,</text:span><text:span text:style-name="T4">string </text:span><text:span text:style-name="T3">email,</text:span><text:span text:style-name="T4">string </text:span><text:span text:style-name="T3">password,</text:span><text:span text:style-name="T4">string </text:span><text:span text:style-name="T3">firstname,</text:span><text:span text:style-name="T4">string </text:span><text:span text:style-name="T3">lastname</text:span>)</text:p>
            <text:p text:style-name="P55">{</text:p>
            <text:p text:style-name="P55"><text:span text:style-name="T19">if(</text:span>register_<text:span text:style-name="T19">user();</text:span></text:p>
            <text:p text:style-name="P55">}</text:p>
          </table:table-cell>
          <table:table-cell table:style-name="Table4.D1" office:value-type="string">
            <text:p text:style-name="P58">Fail</text:p>
            <text:p text:style-name="P58"/>
          </table:table-cell>
        </table:table-row>
        <table:table-row>
          <table:table-cell table:style-name="Table4.A2" office:value-type="string">
            <text:p text:style-name="P59">17</text:p>
          </table:table-cell>
          <table:table-cell table:style-name="Table4.A2" office:value-type="string">
            <text:p text:style-name="P12"><text:span text:style-name="T6">Signup </text:span><text:s/>stat<text:span text:style-name="T6">us</text:span>;</text:p>
            <text:p text:style-name="P47"><text:span text:style-name="T6">status.signUp(username,email,password,firstname,lastname);</text:span></text:p>
          </table:table-cell>
          <table:table-cell table:style-name="Table4.A2" office:value-type="string">
            <text:p text:style-name="P54">SignUp(<text:span text:style-name="T18">string </text:span><text:span text:style-name="T3">username,</text:span><text:span text:style-name="T4">string </text:span><text:span text:style-name="T3">email,</text:span><text:span text:style-name="T4">string </text:span><text:span text:style-name="T3">password,</text:span><text:span text:style-name="T4">string </text:span><text:span text:style-name="T3">firstname,</text:span><text:span text:style-name="T4">string </text:span><text:span text:style-name="T3">lastname</text:span>)</text:p>
            <text:p text:style-name="P56">{</text:p>
            <text:p text:style-name="P56"><text:span text:style-name="T19">if(</text:span>register_<text:span text:style-name="T19">user(“dbserver_addr”,”dbusername”,”dbpassword”);</text:span></text:p>
            <text:p text:style-name="P56">}</text:p>
          </table:table-cell>
          <table:table-cell table:style-name="Table4.D2" office:value-type="string">
            <text:p text:style-name="P60">Pass</text:p>
            <text:p text:style-name="P6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5:30:48.177451359</meta:creation-date>
    <dc:date>2018-10-18T17:39:14.097751030</dc:date>
    <meta:editing-duration>PT1H35M19S</meta:editing-duration>
    <meta:editing-cycles>49</meta:editing-cycles>
    <meta:generator>LibreOffice/5.1.6.2$Linux_X86_64 LibreOffice_project/10m0$Build-2</meta:generator>
    <meta:document-statistic meta:table-count="4" meta:image-count="0" meta:object-count="0" meta:page-count="2" meta:paragraph-count="139" meta:word-count="207" meta:character-count="2376" meta:non-whitespace-character-count="2298"/>
  </office:meta>
</office:document-meta>
</file>